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a615" officeooo:paragraph-rsid="001ba615"/>
    </style:style>
    <style:style style:name="P2" style:family="paragraph" style:parent-style-name="Standard">
      <style:paragraph-properties fo:text-align="justify" style:justify-single-word="false"/>
      <style:text-properties officeooo:rsid="001ba615" officeooo:paragraph-rsid="001baa7c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ba615" officeooo:paragraph-rsid="001ba615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officeooo:rsid="001baa7c" officeooo:paragraph-rsid="001baa7c"/>
    </style:style>
    <style:style style:name="P5" style:family="paragraph" style:parent-style-name="Standard">
      <style:paragraph-properties fo:text-align="justify" style:justify-single-word="false"/>
      <style:text-properties officeooo:rsid="001cb45b" officeooo:paragraph-rsid="001cb45b"/>
    </style:style>
    <style:style style:name="P6" style:family="paragraph" style:parent-style-name="Standard">
      <style:paragraph-properties fo:text-align="center" style:justify-single-word="false"/>
      <style:text-properties officeooo:rsid="001cff23" officeooo:paragraph-rsid="001cff23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ba615" officeooo:paragraph-rsid="001ba615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ba615" officeooo:paragraph-rsid="001baa7c"/>
    </style:style>
    <style:style style:name="P9" style:family="paragraph" style:parent-style-name="Standard">
      <style:paragraph-properties fo:text-align="center" style:justify-single-word="false"/>
      <style:text-properties officeooo:rsid="001ba615" officeooo:paragraph-rsid="001ba615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baa7c" officeooo:paragraph-rsid="001baa7c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cb45b" officeooo:paragraph-rsid="001cb45b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cff23" officeooo:paragraph-rsid="001cff23"/>
    </style:style>
    <style:style style:name="P13" style:family="paragraph" style:parent-style-name="Standard">
      <style:paragraph-properties fo:text-align="justify" style:justify-single-word="false"/>
      <style:text-properties officeooo:rsid="001cff23" officeooo:paragraph-rsid="001cb45b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baa7c"/>
    </style:style>
    <style:style style:name="T3" style:family="text">
      <style:text-properties officeooo:rsid="001cb45b"/>
    </style:style>
    <style:style style:name="T4" style:family="text">
      <style:text-properties officeooo:rsid="001cff23"/>
    </style:style>
    <style:style style:name="T5" style:family="text">
      <style:text-properties officeooo:rsid="001e340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list xml:id="list110467009155173808" text:style-name="L1">
        <text:list-item>
          <text:p text:style-name="P7">La presión atmosférica <text:span text:style-name="T1">P</text:span> desciende exponencialmente con la altitud <text:span text:style-name="T1">h </text:span>de acuerdo con la siguiente función</text:p>
        </text:list-item>
      </text:list>
      <text:p text:style-name="P1"/>
      <text:p text:style-name="P3"><draw:frame draw:style-name="fr1" draw:name="Objeto1" text:anchor-type="as-char" svg:y="-0.654cm" svg:width="5.263cm" svg:height="0.83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</text:p>
      <text:p text:style-name="P1"><text:tab/>Donde <text:span text:style-name="T1">P(h)</text:span> se mide en mm de mercurio (mmHg) y <text:span text:style-name="T1">h</text:span> en metros sobre el nivel del <text:tab/>mar</text:p>
      <text:p text:style-name="P1"><text:tab/>a) Encuentra la presión a 3500 m de altitud</text:p>
      <text:p text:style-name="P1"><text:tab/>b) Encuentra la presión a nivel del mar</text:p>
      <text:p text:style-name="P1"><text:tab/>c) A qué altitud la presión será de 650 mmHg</text:p>
      <text:p text:style-name="P1"/>
      <text:list xml:id="list230237010623420" text:continue-numbering="true" text:style-name="L1">
        <text:list-item>
          <text:p text:style-name="P7">Resuelve las siguientes ecuaciones logarítmicas</text:p>
        </text:list-item>
      </text:list>
      <text:p text:style-name="P1"/>
      <text:p text:style-name="P1"><text:tab/>a) <draw:frame draw:style-name="fr1" draw:name="Objeto2" text:anchor-type="as-char" svg:y="-0.45cm" svg:width="3.942cm" svg:height="0.591cm" draw:z-index="1"><draw:object xlink:href="./Object 2" xlink:type="simple" xlink:show="embed" xlink:actuate="onLoad"/><draw:image xlink:href="./ObjectReplacements/Object 2" xlink:type="simple" xlink:show="embed" xlink:actuate="onLoad"/></draw:frame><text:tab/><text:span text:style-name="T2">b) </text:span><text:span text:style-name="T2"><draw:frame draw:style-name="fr1" draw:name="Objeto3" text:anchor-type="as-char" svg:y="-0.45cm" svg:width="5.576cm" svg:height="0.63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p>
      <text:p text:style-name="P1"/>
      <text:p text:style-name="P1"><text:tab/><text:span text:style-name="T2">c) </text:span><text:span text:style-name="T2"><draw:frame draw:style-name="fr1" draw:name="Objeto4" text:anchor-type="as-char" svg:y="-0.51cm" svg:width="6.027cm" svg:height="0.6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p text:style-name="P1"/>
      <text:list xml:id="list230236885519276" text:continue-numbering="true" text:style-name="L1">
        <text:list-item>
          <text:p text:style-name="P8">Resuelve las siguientes ecuaciones <text:span text:style-name="T2">exponenciales</text:span></text:p>
        </text:list-item>
      </text:list>
      <text:p text:style-name="P2"/>
      <text:p text:style-name="P2"><text:tab/><text:span text:style-name="T2">a) </text:span><text:span text:style-name="T2"><draw:frame draw:style-name="fr1" draw:name="Objeto5" text:anchor-type="as-char" svg:y="-0.51cm" svg:width="3.681cm" svg:height="0.616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<text:tab/>b) </text:span><text:span text:style-name="T2"><draw:frame draw:style-name="fr1" draw:name="Objeto6" text:anchor-type="as-char" svg:y="-0.51cm" svg:width="2.709cm" svg:height="0.61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2"/>
      <text:p text:style-name="P2"><text:tab/><text:span text:style-name="T2">c) </text:span><text:span text:style-name="T2"><draw:frame draw:style-name="fr1" draw:name="Objeto7" text:anchor-type="as-char" svg:y="-0.792cm" svg:width="1.861cm" svg:height="1.346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p>
      <text:p text:style-name="P2"/>
      <text:list xml:id="list230236541213225" text:continue-numbering="true" text:style-name="L1">
        <text:list-item>
          <text:p text:style-name="P10">Combina los siguientes logaritmos en una sola expresión</text:p>
        </text:list-item>
      </text:list>
      <text:p text:style-name="P4"/>
      <text:p text:style-name="P4"><text:tab/>a) <draw:frame draw:style-name="fr1" draw:name="Objeto8" text:anchor-type="as-char" svg:y="-0.721cm" svg:width="4.888cm" svg:height="1.162cm" draw:z-index="7"><draw:object xlink:href="./Object 8" xlink:type="simple" xlink:show="embed" xlink:actuate="onLoad"/><draw:image xlink:href="./ObjectReplacements/Object 8" xlink:type="simple" xlink:show="embed" xlink:actuate="onLoad"/></draw:frame><text:tab/><text:span text:style-name="T3">b) </text:span><text:span text:style-name="T3"><draw:frame draw:style-name="fr1" draw:name="Objeto9" text:anchor-type="as-char" svg:y="-0.721cm" svg:width="5.925cm" svg:height="1.162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span></text:p>
      <text:p text:style-name="P4"/>
      <text:p text:style-name="P4"><text:tab/><text:span text:style-name="T3">c) </text:span><text:span text:style-name="T3"><draw:frame draw:style-name="fr1" draw:name="Objeto10" text:anchor-type="as-char" svg:y="-0.721cm" svg:width="5.242cm" svg:height="1.162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p>
      <text:p text:style-name="P4"/>
      <text:list xml:id="list230236974492307" text:continue-numbering="true" text:style-name="L1">
        <text:list-item>
          <text:p text:style-name="P11">Expande los siguientes logaritmos</text:p>
        </text:list-item>
      </text:list>
      <text:p text:style-name="P5"/>
      <text:p text:style-name="P5"><text:tab/><text:span text:style-name="T4">a) </text:span><text:span text:style-name="T4"><draw:frame draw:style-name="fr1" draw:name="Objeto11" text:anchor-type="as-char" svg:y="-0.968cm" svg:width="2.293cm" svg:height="1.482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tab/>b) </text:span><text:span text:style-name="T4"><draw:frame draw:style-name="fr1" draw:name="Objeto12" text:anchor-type="as-char" svg:y="-0.785cm" svg:width="2.394cm" svg:height="1.33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4"><text:tab/>c) </text:span><text:span text:style-name="T4"><draw:frame draw:style-name="fr1" draw:name="Objeto13" text:anchor-type="as-char" svg:y="-0.979cm" svg:width="2.586cm" svg:height="1.563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span></text:p>
      <text:p text:style-name="P5"/>
      <text:p text:style-name="P13"/>
      <text:p text:style-name="P6"/>
      <text:list xml:id="list230235632184681" text:continue-numbering="true" text:style-name="L1">
        <text:list-header>
          <text:p text:style-name="P7"/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Sans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Sans L" fo:font-family="'Nimbus Sans L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Sans L" fo:font-family="'Nimbus Sans L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fo:font-family="'Nimbus Sans L'" style:font-family-generic="swiss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2:16:41.966119679</meta:creation-date>
    <dc:date>2020-03-30T23:02:35.020568837</dc:date>
    <meta:editing-duration>PT5M17S</meta:editing-duration>
    <meta:editing-cycles>2</meta:editing-cycles>
    <meta:generator>LibreOffice/5.1.6.2$Linux_x86 LibreOffice_project/10m0$Build-2</meta:generator>
    <meta:document-statistic meta:table-count="0" meta:image-count="0" meta:object-count="13" meta:page-count="1" meta:paragraph-count="18" meta:word-count="100" meta:character-count="557" meta:non-whitespace-character-count="453"/>
  </office:meta>
</office:document-meta>
</file>

<file path=Object 1/content.xml><?xml version="1.0" encoding="utf-8"?>
<math xmlns="http://www.w3.org/1998/Math/MathML" display="block">
  <semantics>
    <mstyle mathsize="18pt">
      <mrow>
        <mi>P</mi>
        <mrow>
          <mrow>
            <mo fence="true" stretchy="false">(</mo>
            <mrow>
              <mi>h</mi>
            </mrow>
            <mo fence="true" stretchy="false">)</mo>
          </mrow>
          <mo stretchy="false">=</mo>
          <mn>760</mn>
        </mrow>
        <msup>
          <mi>e</mi>
          <mrow>
            <mrow>
              <mo stretchy="false">−</mo>
              <mn>0,000122</mn>
            </mrow>
            <mi>h</mi>
          </mrow>
        </msup>
      </mrow>
    </mstyle>
    <annotation encoding="StarMath 5.0">size 18{P( h) = 760e^{-0,000122h}}</annotation>
  </semantics>
</math>
</file>

<file path=Object 10/content.xml><?xml version="1.0" encoding="utf-8"?>
<math xmlns="http://www.w3.org/1998/Math/MathML" display="block">
  <semantics>
    <mstyle mathsize="14pt">
      <mrow>
        <mi>log</mi>
        <mrow>
          <mrow>
            <mo fence="true" stretchy="false">(</mo>
            <mrow>
              <mrow>
                <mi>a</mi>
                <mo stretchy="false">+</mo>
                <mn>1</mn>
              </mrow>
            </mrow>
            <mo fence="true" stretchy="false">)</mo>
          </mrow>
          <mo stretchy="false">−</mo>
          <mi>log</mi>
        </mrow>
        <mrow>
          <mi>b</mi>
          <mo stretchy="false">−</mo>
          <mfrac>
            <mn>1</mn>
            <mn>3</mn>
          </mfrac>
        </mrow>
        <mi>log</mi>
        <mi>c</mi>
      </mrow>
    </mstyle>
    <annotation encoding="StarMath 5.0">size 14{ log (a+1) - log b - 1 over 3 log c }</annotation>
  </semantics>
</math>
</file>

<file path=Object 11/content.xml><?xml version="1.0" encoding="utf-8"?>
<math xmlns="http://www.w3.org/1998/Math/MathML" display="block">
  <semantics>
    <mstyle mathsize="14pt">
      <mrow>
        <mi>log</mi>
        <mrow>
          <mo fence="true" stretchy="true">(</mo>
          <mrow>
            <mroot>
              <mfrac>
                <msup>
                  <mi mathvariant="italic">ab</mi>
                  <mn>2</mn>
                </msup>
                <mi>c</mi>
              </mfrac>
              <mn>3</mn>
            </mroot>
          </mrow>
          <mo fence="true" stretchy="true">)</mo>
        </mrow>
      </mrow>
    </mstyle>
    <annotation encoding="StarMath 5.0">size 14{ log left(nroot{3}{{ab^2} over c} right) }</annotation>
  </semantics>
</math>
</file>

<file path=Object 12/content.xml><?xml version="1.0" encoding="utf-8"?>
<math xmlns="http://www.w3.org/1998/Math/MathML" display="block">
  <semantics>
    <mstyle mathsize="14pt">
      <mrow>
        <msub>
          <mi>log</mi>
          <mi>x</mi>
        </msub>
        <mrow>
          <mo fence="true" stretchy="true">(</mo>
          <mrow>
            <mfrac>
              <mi>x</mi>
              <mrow>
                <mi>y</mi>
                <msqrt>
                  <mi>z</mi>
                </msqrt>
              </mrow>
            </mfrac>
          </mrow>
          <mo fence="true" stretchy="true">)</mo>
        </mrow>
      </mrow>
    </mstyle>
    <annotation encoding="StarMath 5.0">size 14{ log_x left(x over {y sqrt{z}} right) }</annotation>
  </semantics>
</math>
</file>

<file path=Object 13/content.xml><?xml version="1.0" encoding="utf-8"?>
<math xmlns="http://www.w3.org/1998/Math/MathML" display="block">
  <semantics>
    <mstyle mathsize="14pt">
      <mrow>
        <msub>
          <mi>log</mi>
          <mn>5</mn>
        </msub>
        <mrow>
          <mo fence="true" stretchy="true">(</mo>
          <mrow>
            <mroot>
              <mfrac>
                <mrow>
                  <msup>
                    <mi>w</mi>
                    <mn>3</mn>
                  </msup>
                  <mi>z</mi>
                </mrow>
                <msup>
                  <mi>x</mi>
                  <mn>2</mn>
                </msup>
              </mfrac>
              <mn>4</mn>
            </mroot>
          </mrow>
          <mo fence="true" stretchy="true">)</mo>
        </mrow>
      </mrow>
    </mstyle>
    <annotation encoding="StarMath 5.0">size 14{ log_5 left(nroot{4}{{w^3 z}over{x^2}} right) }</annotation>
  </semantics>
</math>
</file>

<file path=Object 2/content.xml><?xml version="1.0" encoding="utf-8"?>
<math xmlns="http://www.w3.org/1998/Math/MathML" display="block">
  <semantics>
    <mstyle mathsize="14pt">
      <mrow>
        <mi>ln</mi>
        <mrow>
          <mn>2</mn>
          <mo stretchy="false">−</mo>
          <mi>ln</mi>
        </mrow>
        <mrow>
          <mrow>
            <mo fence="true" stretchy="false">(</mo>
            <mrow>
              <mrow>
                <mn>3</mn>
                <mrow>
                  <mi>x</mi>
                  <mo stretchy="false">+</mo>
                  <mn>2</mn>
                </mrow>
              </mrow>
            </mrow>
            <mo fence="true" stretchy="false">)</mo>
          </mrow>
          <mo stretchy="false">=</mo>
          <mn>1</mn>
        </mrow>
      </mrow>
    </mstyle>
    <annotation encoding="StarMath 5.0">size 14{ ln2 - ln(3x+2) = 1 }</annotation>
  </semantics>
</math>
</file>

<file path=Object 3/content.xml><?xml version="1.0" encoding="utf-8"?>
<math xmlns="http://www.w3.org/1998/Math/MathML" display="block">
  <semantics>
    <mstyle mathsize="14pt">
      <mrow>
        <msub>
          <mi>log</mi>
          <mn>6</mn>
        </msub>
        <mrow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o stretchy="false">−</mo>
          <msub>
            <mi>log</mi>
            <mn>6</mn>
          </msub>
        </mrow>
        <mrow>
          <mi>x</mi>
          <mo stretchy="false">=</mo>
          <msub>
            <mi>log</mi>
            <mn>6</mn>
          </msub>
        </mrow>
        <mn>29</mn>
      </mrow>
    </mstyle>
    <annotation encoding="StarMath 5.0">size 14{ log_6 (x+1) - log_6 x = log_6 29 }</annotation>
  </semantics>
</math>
</file>

<file path=Object 4/content.xml><?xml version="1.0" encoding="utf-8"?>
<math xmlns="http://www.w3.org/1998/Math/MathML" display="block">
  <semantics>
    <mstyle mathsize="14pt">
      <mrow>
        <msub>
          <mi>log</mi>
          <mn>9</mn>
        </msub>
        <mrow>
          <mrow>
            <mo fence="true" stretchy="false">(</mo>
            <mrow>
              <mrow>
                <mrow>
                  <mo stretchy="false">−</mo>
                  <mn>11</mn>
                </mrow>
                <mrow>
                  <mi>x</mi>
                  <mo stretchy="false">+</mo>
                  <mn>2</mn>
                </mrow>
              </mrow>
            </mrow>
            <mo fence="true" stretchy="false">)</mo>
          </mrow>
          <mo stretchy="false">=</mo>
          <msub>
            <mi>log</mi>
            <mn>9</mn>
          </msub>
        </mrow>
        <mrow>
          <mo fence="true" stretchy="false">(</mo>
          <mrow>
            <mrow>
              <msup>
                <mi>x</mi>
                <mn>2</mn>
              </msup>
              <mo stretchy="false">+</mo>
              <mn>30</mn>
            </mrow>
          </mrow>
          <mo fence="true" stretchy="false">)</mo>
        </mrow>
      </mrow>
    </mstyle>
    <annotation encoding="StarMath 5.0">size 14{ log_9 (-11x+2) = log_9 (x^2 + 30) }</annotation>
  </semantics>
</math>
</file>

<file path=Object 5/content.xml><?xml version="1.0" encoding="utf-8"?>
<math xmlns="http://www.w3.org/1998/Math/MathML" display="block">
  <semantics>
    <mstyle mathsize="14pt">
      <mrow>
        <mrow>
          <msup>
            <mn>3</mn>
            <mrow>
              <mn>2</mn>
              <mi>x</mi>
            </mrow>
          </msup>
          <mo stretchy="false">−</mo>
          <mrow>
            <mn>4</mn>
            <mo stretchy="false">⋅</mo>
            <msup>
              <mn>3</mn>
              <mrow>
                <mi>x</mi>
                <mo stretchy="false">+</mo>
                <mn>1</mn>
              </mrow>
            </msup>
          </mrow>
        </mrow>
        <mo stretchy="false">=</mo>
        <mrow>
          <mo stretchy="false">−</mo>
          <mn>27</mn>
        </mrow>
      </mrow>
    </mstyle>
    <annotation encoding="StarMath 5.0">size 14{ 3^2x - 4 cdot 3^{x+1} = -27 }</annotation>
  </semantics>
</math>
</file>

<file path=Object 6/content.xml><?xml version="1.0" encoding="utf-8"?>
<math xmlns="http://www.w3.org/1998/Math/MathML" display="block">
  <semantics>
    <mstyle mathsize="14pt">
      <mrow>
        <mrow>
          <msup>
            <mi>e</mi>
            <mi>x</mi>
          </msup>
          <mo stretchy="false">−</mo>
          <mrow>
            <mn>6</mn>
            <mo stretchy="false">⋅</mo>
            <msup>
              <mi>e</mi>
              <mrow>
                <mo stretchy="false">−</mo>
                <mi>x</mi>
              </mrow>
            </msup>
          </mrow>
        </mrow>
        <mo stretchy="false">=</mo>
        <mn>1</mn>
      </mrow>
    </mstyle>
    <annotation encoding="StarMath 5.0">size 14{ e^x - 6 cdot e^-x = 1 }</annotation>
  </semantics>
</math>
</file>

<file path=Object 7/content.xml><?xml version="1.0" encoding="utf-8"?>
<math xmlns="http://www.w3.org/1998/Math/MathML" display="block">
  <semantics>
    <mstyle mathsize="14pt">
      <mrow>
        <mfrac>
          <msup>
            <mn>6</mn>
            <mrow>
              <mi>x</mi>
              <mo stretchy="false">+</mo>
              <mn>2</mn>
            </mrow>
          </msup>
          <msup>
            <mn>6</mn>
            <mrow>
              <mn>2</mn>
              <mo stretchy="false">−</mo>
              <msup>
                <mi>x</mi>
                <mn>2</mn>
              </msup>
            </mrow>
          </msup>
        </mfrac>
        <mo stretchy="false">=</mo>
        <mn>1</mn>
      </mrow>
    </mstyle>
    <annotation encoding="StarMath 5.0">size 14{ 6^{x+2} over 6^{2 - x^2} =1 }</annotation>
  </semantics>
</math>
</file>

<file path=Object 8/content.xml><?xml version="1.0" encoding="utf-8"?>
<math xmlns="http://www.w3.org/1998/Math/MathML" display="block">
  <semantics>
    <mstyle mathsize="14pt">
      <mrow>
        <mn>2</mn>
        <mi>log</mi>
        <mrow>
          <mi>x</mi>
          <mo stretchy="false">−</mo>
          <mfrac>
            <mn>1</mn>
            <mn>2</mn>
          </mfrac>
        </mrow>
        <mi>log</mi>
        <mrow>
          <mi>y</mi>
          <mo stretchy="false">+</mo>
          <mn>3</mn>
        </mrow>
        <mi>log</mi>
        <mi>z</mi>
      </mrow>
    </mstyle>
    <annotation encoding="StarMath 5.0">size 14{ 2 log x - 1 over 2 log y + 3log z }</annotation>
  </semantics>
</math>
</file>

<file path=Object 9/content.xml><?xml version="1.0" encoding="utf-8"?>
<math xmlns="http://www.w3.org/1998/Math/MathML" display="block">
  <semantics>
    <mstyle mathsize="14pt">
      <mrow>
        <mfrac>
          <mn>1</mn>
          <mn>3</mn>
        </mfrac>
        <mi>log</mi>
        <mrow>
          <mrow>
            <mo fence="true" stretchy="false">(</mo>
            <mrow>
              <mrow>
                <mi>x</mi>
                <mo stretchy="false">+</mo>
                <mn>6</mn>
              </mrow>
            </mrow>
            <mo fence="true" stretchy="false">)</mo>
          </mrow>
          <mo stretchy="false">−</mo>
          <mfrac>
            <mn>1</mn>
            <mn>2</mn>
          </mfrac>
        </mrow>
        <mi>log</mi>
        <mrow>
          <mi>y</mi>
          <mo stretchy="false">+</mo>
          <mn>5</mn>
        </mrow>
        <mi>log</mi>
        <mi>z</mi>
      </mrow>
    </mstyle>
    <annotation encoding="StarMath 5.0">size 14{ 1 over 3 log (x+6) - 1 over 2 log y + 5log z }</annotation>
  </semantics>
</math>
</file>